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9933" style:font-name="Calibri" fo:font-size="20pt" officeooo:rsid="0010a89a" officeooo:paragraph-rsid="0010a89a" style:font-size-asian="20pt" style:font-size-complex="20pt"/>
    </style:style>
    <style:style style:name="P2" style:family="paragraph" style:parent-style-name="Standard">
      <style:text-properties style:font-name="Calibri" fo:font-size="20pt" officeooo:rsid="0010a89a" officeooo:paragraph-rsid="0010a89a" style:font-size-asian="20pt" style:font-size-complex="20pt"/>
    </style:style>
    <style:style style:name="P3" style:family="paragraph" style:parent-style-name="Standard">
      <style:text-properties style:font-name="Calibri" fo:font-size="20pt" officeooo:rsid="0010a89a" officeooo:paragraph-rsid="0010a89a" style:font-size-asian="20pt" style:font-size-complex="20pt"/>
    </style:style>
    <style:style style:name="P4" style:family="paragraph" style:parent-style-name="Standard">
      <style:text-properties style:font-name="Calibri" fo:font-size="20pt" officeooo:rsid="0010a89a" officeooo:paragraph-rsid="002a191f" style:font-size-asian="20pt" style:font-size-complex="20pt"/>
    </style:style>
    <style:style style:name="P5" style:family="paragraph" style:parent-style-name="Standard">
      <style:text-properties style:font-name="Calibri" fo:font-size="20pt" officeooo:rsid="0010a89a" officeooo:paragraph-rsid="002ad170" style:font-size-asian="20pt" style:font-size-complex="20pt"/>
    </style:style>
    <style:style style:name="P6" style:family="paragraph" style:parent-style-name="Standard">
      <style:text-properties style:font-name="Calibri" fo:font-size="20pt" officeooo:rsid="0010a89a" officeooo:paragraph-rsid="0010a89a" fo:background-color="#ff3333" style:font-size-asian="20pt" style:font-size-complex="20pt"/>
    </style:style>
    <style:style style:name="P7" style:family="paragraph" style:parent-style-name="Standard">
      <style:text-properties fo:color="#00cc33" style:font-name="Calibri" fo:font-size="20pt" officeooo:rsid="0010a89a" officeooo:paragraph-rsid="0010a89a" style:font-size-asian="20pt" style:font-size-complex="20pt"/>
    </style:style>
    <style:style style:name="P8" style:family="paragraph" style:parent-style-name="Standard">
      <style:text-properties fo:color="#00cc33" style:font-name="Calibri" fo:font-size="20pt" officeooo:rsid="0010a89a" officeooo:paragraph-rsid="002ad170" style:font-size-asian="20pt" style:font-size-complex="20pt"/>
    </style:style>
    <style:style style:name="P9" style:family="paragraph" style:parent-style-name="Standard">
      <style:text-properties fo:color="#ff3333" style:font-name="Calibri" fo:font-size="20pt" officeooo:rsid="0010a89a" officeooo:paragraph-rsid="0010a89a" style:font-size-asian="20pt" style:font-size-complex="20pt"/>
    </style:style>
    <style:style style:name="T1" style:family="text">
      <style:text-properties officeooo:rsid="0013c038"/>
    </style:style>
    <style:style style:name="T2" style:family="text">
      <style:text-properties officeooo:rsid="0014d00f"/>
    </style:style>
    <style:style style:name="T3" style:family="text">
      <style:text-properties officeooo:rsid="0018aa88"/>
    </style:style>
    <style:style style:name="T4" style:family="text">
      <style:text-properties officeooo:rsid="001d5fe8"/>
    </style:style>
    <style:style style:name="T5" style:family="text">
      <style:text-properties officeooo:rsid="001e6dfa"/>
    </style:style>
    <style:style style:name="T6" style:family="text">
      <style:text-properties fo:color="#00cc33"/>
    </style:style>
    <style:style style:name="T7" style:family="text">
      <style:text-properties fo:color="#00cc33" officeooo:rsid="0013c038"/>
    </style:style>
    <style:style style:name="T8" style:family="text">
      <style:text-properties fo:color="#00cc33" officeooo:rsid="001d5fe8"/>
    </style:style>
    <style:style style:name="T9" style:family="text">
      <style:text-properties fo:color="#00cc33" officeooo:rsid="002865db"/>
    </style:style>
    <style:style style:name="T10" style:family="text">
      <style:text-properties fo:color="#00cc33" officeooo:rsid="002a191f"/>
    </style:style>
    <style:style style:name="T11" style:family="text">
      <style:text-properties fo:color="#00cc33" officeooo:rsid="002ad170"/>
    </style:style>
    <style:style style:name="T12" style:family="text">
      <style:text-properties fo:color="#00cc33" officeooo:rsid="002af71c"/>
    </style:style>
    <style:style style:name="T13" style:family="text">
      <style:text-properties fo:color="#009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GS</text:p>
      <text:p text:style-name="P2"/>
      <text:p text:style-name="P2"><text:span text:style-name="T6">- </text:span><text:span text:style-name="T8">Intro beginner <text:s text:c="2"/>– Joris heeft film <text:s/>- 30 seconde rust/ dan instarten.</text:span></text:p>
      <text:p text:style-name="P7">- Als twee speler, groene en gele knop actief maken buiten spellen.</text:p>
      <text:p text:style-name="P7">- Gooi je zooi: met 2 speler, kans speler 1 begint met 0 energy, gameover resets.</text:p>
      <text:p text:style-name="P2"><text:span text:style-name="T6">- Breakout, balletje te snel.</text:span></text:p>
      <text:p text:style-name="P2"><text:span text:style-name="T6">- </text:span><text:span text:style-name="T7">Achtergrondje bij platformer toepassen, maak dubbele aan.</text:span></text:p>
      <text:p text:style-name="P2"><text:span text:style-name="T7">- </text:span><text:span text:style-name="T12">Scorebug</text:span></text:p>
      <text:p text:style-name="P2">- <text:span text:style-name="T7">Afbeelding bij video’s</text:span></text:p>
      <text:p text:style-name="P2"/>
      <text:p text:style-name="P6">- <text:span text:style-name="T1">(Terugknop bij highscores niet altijd in beeld)</text:span></text:p>
      <text:p text:style-name="P2"/>
      <text:p text:style-name="P7">- <text:span text:style-name="T2">Racen zomaar over lastig te rijden. Beter aangeven tijd,</text:span></text:p>
      <text:p text:style-name="P8"><text:span text:style-name="T1">- Flash bij einde tijd.</text:span></text:p>
      <text:p text:style-name="P9">- <text:span text:style-name="T5">Racer erin voor finish.</text:span></text:p>
      <text:p text:style-name="P4"><text:span text:style-name="T7">- </text:span><text:span text:style-name="T9">Meer </text:span><text:span text:style-name="T10">tijd voor het rijden.</text:span></text:p>
      <text:p text:style-name="P5"/>
      <text:p text:style-name="P2"/>
      <text:p text:style-name="P2"><text:span text:style-name="T13">FEATURES</text:span></text:p>
      <text:p text:style-name="P1">- <text:span text:style-name="T1">App van games</text:span></text:p>
      <text:p text:style-name="P1">- <text:span text:style-name="T1">Vragen opzetten voor Joris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09:37:07.490793991</meta:creation-date>
    <dc:date>2016-10-18T15:03:29.655924688</dc:date>
    <meta:editing-duration>PT2H14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104" meta:character-count="580" meta:non-whitespace-character-count="488"/>
  </office:meta>
</office:document-meta>
</file>